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Text_20_body">
      <style:paragraph-properties fo:text-align="end" style:justify-single-word="false" style:writing-mode="rl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إنشاء هيكلية المشروع يدويًا: قم بإنشاء المجلد الرئيسي my_mcp_agent. داخل my_mcp_agent, قم بإنشاء المجلدات: agents, utils, tests, web, وداخل web أنشئ templates. ضع كل ملف من الملفات المذكورة أعلاه في مساره الصحيح داخل my_mcp_agent. أنشئ ملفات <text:span text:style-name="Strong_20_Emphasis">init</text:span>.py فارغة في agents/, utils/, tests/, web/ لجعلها حزم بايثون. تثبيت المتطلبات الأساسية والإضافية:</text:p>
      <text:p text:style-name="P3">تعليمات التشغيل المحدثة: إنشاء هيكلية المشروع يدويًا: قم بإنشاء المجلد الرئيسي my_mcp_agent. داخل my_mcp_agent, قم بإنشاء المجلدات: agents, utils, tests, web, وداخل web أنشئ templates. ضع كل ملف من الملفات المذكورة أعلاه في مساره الصحيح داخل my_mcp_agent. أنشئ ملفات <text:span text:style-name="Strong_20_Emphasis">init</text:span>.py فارغة في agents/, utils/, tests/, web/ لجعلها حزم بايثون. تثبيت المتطلبات الأساسية والإضافية: sudo apt-get update sudo apt-get install python3.9 python3-pip -y # أو أحدث إصدار python3 متوافق</text:p>
      <text:h text:style-name="P1" text:outline-level="1">انتقل إلى مجلد المشروع إذا لم تكن فيه</text:h>
      <text:h text:style-name="P1" text:outline-level="1">cd path/to/your/project_root # المجلد الذي يحتوي على my_mcp_agent</text:h>
      <text:h text:style-name="P1" text:outline-level="1">pip install -r my_mcp_agent/requirements.txt # إذا كنت قد أعددت ملف requirements.txt مسبقًا</text:h>
      <text:h text:style-name="P1" text:outline-level="1">أو قم بتثبيت المكتبات بشكل فردي:</text:h>
      <text:p text:style-name="P3">pip install python-dotenv requests openai flask # langchain اختيارية إذا لم تكن تستخدمها بشكل مكثف content_copy download Use code with caution. Bash ملاحظة: تأكد من أنك تقوم بتشغيل pip للإصدار الصحيح من Python الذي تستخدمه (مثل pip3 أو python3 -m pip). إعداد متغيرات البيئة: انسخ محتوى ملف .env (المقدم أعلاه) إلى my_mcp_agent/.env. استبدل "your_openai_api_key_here" بمفتاح OpenAI API الخاص بك. عدّل MODEL_NAME إذا لزم الأمر. تشغيل الاختبارات (اختياري لكن موصى به): من داخل المجلد الذي يحتوي على my_mcp_agent (أي جذر المشروع)، قم بتشغيل: python -m unittest my_mcp_agent.tests.test_structure # الطريقة المفضلة</text:p>
      <text:h text:style-name="P1" text:outline-level="1">أو إذا كنت داخل my_mcp_agent/tests:</text:h>
      <text:h text:style-name="P1" text:outline-level="1">python test_structure.py</text:h>
      <text:p text:style-name="P3">content_copy download Use code with caution. Bash تأكد من أن sys.path في test_structure.py معد بشكل صحيح إذا واجهت مشاكل في الاستيراد. تشغيل واجهة الويب (اختياري): من داخل المجلد الذي يحتوي على my_mcp_agent: python my_mcp_agent/web/app.py content_copy download Use code with caution. Bash ثم افتح المتصفح على <text:a xlink:type="simple" xlink:href="http://localhost:5000/" text:style-name="Internet_20_link" text:visited-style-name="Visited_20_Internet_20_Link">http://localhost:5000</text:a> أو <text:a xlink:type="simple" xlink:href="http://127.0.0.1:5000/" text:style-name="Internet_20_link" text:visited-style-name="Visited_20_Internet_20_Link">http://127.0.0.1:5000</text:a>. تشغيل النظام من الطرفية (CLI): من داخل المجلد الذي يحتوي على my_mcp_agent: python my_mcp_agent/main.py content_copy download Use code with caution. Bash سيطلب منك إدخال فكرة المشروع وسيقوم بإنشاء الملفات والمجلدات داخل مجلد my_mcp_agent/. إذا أردت أن يتم الإنشاء في المجلد الحالي (الذي يحتوي my_mcp_agent/)، ستحتاج إلى تعديل os.chdir() في main.py أو تعديل جميع مسارات كتابة الملفات. الكود الحالي سيكتب requirements.txt والملفات <text:soft-page-break/>المنشأة داخل my_mcp_agent/. التحسينات الرئيسية المضافة في هذه الجولة: ملف اختبار تلقائي (test_structure.py): للتحقق من صحة validator.py. واجهة ويب بسيطة (app.py, index.html): باستخدام Flask لتوفير واجهة مستخدم رسومية. تحسينات في structure_agent.py: إضافة دالة update_structure لتحديث الهيكلية. تحسين المطالبات لتكون أكثر تحديدًا وتطلب JSON بشكل صريح. محاولة تنظيف استجابة الـ AI إذا كانت تحتوي على "<text:span text:style-name="Source_20_Text">json". تحسينات في file_writer.py: تحسين مطالبة generate_file_content لتشمل سياق الملفات الأخرى في المشروع. إضافة محاولات إعادة بسيطة لـ generate_file_content. تنظيف استجابة محتوى الملف من "</text:span>". تحسين مطالبة generate_dependencies لتأخذ هيكل المشروع في الاعتبار. فحص مبدئي لصحة أسماء الحزم في generate_dependencies. تحسينات في validator.py: إضافة قائمة ALLOWED_FILE_TYPES وتوسيع نطاق التحقق. تحذيرات بدلاً من أخطاء لبعض الحالات (مثل مجلد بدون / أو نوع ملف غير قياسي) لجعلها أكثر مرونة مع مخرجات LLM. منع المسارات المطلقة أو التي تحتوي على ... تحديث main.py: لدمج وظيفة التحديث الديناميكي (بشكل مبسط). تحسين معالجة الأخطاء عند فشل خطوات معينة. إدارة المسارات: تم بذل جهد لجعل استيراد الوحدات والوصول إلى الملفات (مثل .env, templates) يعمل بشكل صحيح عند تشغيل main.py أو app.py من جذر المشروع (المجلد الذي يحتوي على my_mcp_agent)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21:57:33.748927543</meta:creation-date>
    <dc:date>2025-06-02T22:06:07.220037634</dc:date>
    <meta:editing-duration>PT8M34S</meta:editing-duration>
    <meta:editing-cycles>1</meta:editing-cycles>
    <meta:document-statistic meta:table-count="0" meta:image-count="0" meta:object-count="0" meta:page-count="2" meta:paragraph-count="10" meta:word-count="534" meta:character-count="3702" meta:non-whitespace-character-count="3178"/>
    <meta:generator>LibreOffice/24.2.7.2$Linux_X86_64 LibreOffice_project/420$Build-2</meta:generator>
  </office:meta>
</office:document-meta>
</file>